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style:writing-mode="lr-tb"/>
    </style:style>
    <style:style style:name="Таблица1.A" style:family="table-column">
      <style:table-column-properties style:column-width="8.44cm" style:rel-column-width="32539*"/>
    </style:style>
    <style:style style:name="Таблица1.B" style:family="table-column">
      <style:table-column-properties style:column-width="8.558cm" style:rel-column-width="32996*"/>
    </style:style>
    <style:style style:name="Таблица1.1" style:family="table-row">
      <style:table-row-properties style:min-row-height="0.714cm" style:keep-together="true" fo:keep-together="auto"/>
    </style:style>
    <style:style style:name="Таблица1.A1" style:family="table-cell">
      <style:table-cell-properties fo:padding-left="0.049cm" fo:padding-right="0.049cm" fo:padding-top="0cm" fo:padding-bottom="0cm" fo:border-left="0.018cm solid #000000" fo:border-right="none" fo:border-top="0.018cm solid #000000" fo:border-bottom="0.018cm solid #000000"/>
    </style:style>
    <style:style style:name="Таблица1.B1" style:family="table-cell">
      <style:table-cell-properties fo:padding-left="0.049cm" fo:padding-right="0.049cm" fo:padding-top="0cm" fo:padding-bottom="0cm" fo:border="0.018cm solid #000000"/>
    </style:style>
    <style:style style:name="Таблица1.A2" style:family="table-cell">
      <style:table-cell-properties fo:padding-left="0.049cm" fo:padding-right="0.049cm" fo:padding-top="0cm" fo:padding-bottom="0cm" fo:border-left="0.018cm solid #000000" fo:border-right="none" fo:border-top="none" fo:border-bottom="0.018cm solid #000000"/>
    </style:style>
    <style:style style:name="Таблица1.B2" style:family="table-cell">
      <style:table-cell-properties fo:padding-left="0.049cm" fo:padding-right="0.049cm" fo:padding-top="0cm" fo:padding-bottom="0cm" fo:border-left="0.018cm solid #000000" fo:border-right="0.018cm solid #000000" fo:border-top="none" fo:border-bottom="0.018cm solid #000000"/>
    </style:style>
    <style:style style:name="Таблица1.3" style:family="table-row">
      <style:table-row-properties style:min-row-height="0.847cm" style:keep-together="true" fo:keep-together="auto"/>
    </style:style>
    <style:style style:name="Таблица1.4" style:family="table-row">
      <style:table-row-properties style:min-row-height="0.796cm" style:keep-together="true" fo:keep-together="auto"/>
    </style:style>
    <style:style style:name="Таблица1.6" style:family="table-row">
      <style:table-row-properties style:min-row-height="2.593cm" style:keep-together="true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text-properties fo:language="uk" fo:country="UA" fo:font-weight="normal" style:font-weight-asian="normal" style:font-weight-complex="normal"/>
    </style:style>
    <style:style style:name="P4" style:family="paragraph" style:parent-style-name="Standard">
      <style:text-properties fo:language="uk" fo:country="U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7" style:family="paragraph" style:parent-style-name="Standard">
      <style:text-properties fo:language="uk" fo:country="UA" fo:font-weight="normal" style:font-weight-asian="normal" style:font-weight-complex="normal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text-properties fo:language="ru" fo:country="RU" fo:font-weight="bold" style:font-weight-asian="bold" style:font-weight-complex="bold"/>
    </style:style>
    <style:style style:name="P10" style:family="paragraph" style:parent-style-name="Standard" style:list-style-name="L5">
      <style:paragraph-properties fo:text-align="start" style:justify-single-word="false" style:text-autospace="non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 style:list-style-name="L1">
      <style:paragraph-properties fo:margin-left="2.501cm" fo:margin-right="0cm" fo:text-indent="-0.635cm" style:auto-text-indent="false"/>
      <style:text-properties fo:language="uk" fo:country="UA"/>
    </style:style>
    <style:style style:name="P13" style:family="paragraph" style:parent-style-name="Standard" style:list-style-name="L2">
      <style:paragraph-properties fo:margin-left="2.501cm" fo:margin-right="0cm" fo:text-indent="-0.635cm" style:auto-text-indent="false"/>
      <style:text-properties fo:language="uk" fo:country="UA"/>
    </style:style>
    <style:style style:name="P14" style:family="paragraph" style:parent-style-name="Standard" style:list-style-name="L3">
      <style:paragraph-properties fo:margin-left="2.501cm" fo:margin-right="0cm" fo:text-indent="-0.635cm" style:auto-text-indent="false"/>
      <style:text-properties fo:language="uk" fo:country="UA" fo:font-weight="normal" style:font-weight-asian="normal" style:font-weight-complex="normal"/>
    </style:style>
    <style:style style:name="P15" style:family="paragraph" style:parent-style-name="Standard" style:list-style-name="L4">
      <style:paragraph-properties fo:margin-left="2.501cm" fo:margin-right="0cm" fo:text-indent="-0.635cm" style:auto-text-indent="false"/>
      <style:text-properties fo:language="uk" fo:country="UA" fo:font-weight="normal" style:font-weight-asian="normal" style:font-weight-complex="normal"/>
    </style:style>
    <style:style style:name="P16" style:family="paragraph" style:parent-style-name="Standard">
      <style:paragraph-properties fo:break-before="page"/>
      <style:text-properties fo:language="en" fo:country="US"/>
    </style:style>
    <style:style style:name="P17" style:family="paragraph" style:parent-style-name="lyt-darkblue_7e_LT_7e_Gliederung_20_1" style:list-style-name="L6">
      <style:text-properties fo:color="#000000" style:text-outline="false" style:text-line-through-style="none" style:font-name="Thorndale" fo:font-size="14pt" fo:language="en" fo:country="US" fo:font-style="normal" fo:text-shadow="none" style:text-underline-style="none" fo:font-weight="normal" style:font-name-asian="Thorndale" style:font-size-asian="14pt" style:font-style-asian="normal" style:font-weight-asian="normal" style:font-name-complex="Thorndale" style:font-size-complex="14pt" style:font-style-complex="normal" style:font-weight-complex="normal"/>
    </style:style>
    <style:style style:name="P18" style:family="paragraph" style:parent-style-name="lyt-darkblue_7e_LT_7e_Gliederung_20_1" style:list-style-name="L6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Thorndale" fo:font-size="14pt" fo:font-style="normal" fo:text-shadow="none" style:text-underline-style="none" fo:font-weight="normal" style:font-name-asian="Thorndale" style:font-size-asian="14pt" style:font-style-asian="normal" style:font-weight-asian="normal" style:font-name-complex="Thorndale" style:font-size-complex="14pt" style:font-style-complex="normal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language="uk" fo:country="UA" fo:font-weight="normal" style:font-weight-asian="normal" style:font-weight-complex="normal"/>
    </style:style>
    <style:style style:name="T4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font-name="Times New Roman" fo:font-size="12pt" fo:language="uk" fo:country="UA" fo:font-style="normal" fo:text-shadow="none" style:text-underline-style="none" fo:font-weight="normal" style:font-name-asian="Albany" style:font-size-asian="12pt" style:font-style-asian="normal" style:font-weight-asian="normal" style:font-name-complex="Albany" style:font-size-complex="12pt" style:font-style-complex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style:text-line-through-style="solid" fo:language="uk" fo:country="UA" style:text-underline-style="none" fo:font-weight="normal" style:font-weight-asian="normal" style:font-weight-complex="normal"/>
    </style:style>
    <style:style style:name="T16" style:family="text">
      <style:text-properties style:text-line-through-style="solid" fo:language="uk" fo:country="UA"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3">[Слайд 1]</text:span><text:span text:style-name="T8"> </text:span><text:span text:style-name="T1">Добрий день, шановній комісії та усім присутнім. Я, студент групи ПЗ-09-м, </text:span><text:span text:style-name="T12">Додатко Олександр,</text:span><text:span text:style-name="T1"> представляю до вашої уваги свою курсову роботу</text:span><text:span text:style-name="T8"> </text:span><text:span text:style-name="T12">Вона є продовженням бакалаврської роботи присвячена </text:span><text:span text:style-name="T1">методам автоматичного підбору архітектури нейронних мереж прямого розповсюдження з елементами каскадної архітектури.</text:span></text:p>
      <text:p text:style-name="P1"/>
      <text:p text:style-name="Standard"><text:span text:style-name="T13">[Слайд </text:span><text:span text:style-name="T2">2</text:span><text:span text:style-name="T13">]</text:span><text:span text:style-name="T8"> </text:span><text:span text:style-name="T1">Ось основні відмінності між традиційними та автоматичними методами побудови нейронних мереж : </text:span><text:span text:style-name="T2">[прочитать со слайда]</text:span><text:span text:style-name="T1">.</text:span></text:p>
      <text:p text:style-name="P4">При використанні традиційних методів </text:p>
      <text:list xml:id="list38665884" text:style-name="L1">
        <text:list-item>
          <text:p text:style-name="P12">Мережі складаються з шарів нейронів</text:p>
        </text:list-item>
        <text:list-item>
          <text:p text:style-name="P12">Їхню Архітектуру визначає дослідник проблеми</text:p>
        </text:list-item>
        <text:list-item>
          <text:p text:style-name="P12">Для них існує Багато алгоритмів навчання</text:p>
        </text:list-item>
      </text:list>
      <text:p text:style-name="P2"/>
      <text:p text:style-name="P4">При використанні автоматичних методів </text:p>
      <text:list xml:id="list38675511" text:style-name="L2">
        <text:list-item>
          <text:p text:style-name="P13">Поділ на шари нейронів менш строгий</text:p>
        </text:list-item>
        <text:list-item>
          <text:p text:style-name="P13">Архітектура визначається самою мережею у процесі навчання</text:p>
        </text:list-item>
      </text:list>
      <text:p text:style-name="P2"/>
      <text:p text:style-name="Standard"><text:span text:style-name="T13">[Слайд </text:span><text:span text:style-name="T2">3</text:span><text:span text:style-name="T13">] </text:span><text:span text:style-name="T1">Автоматичні методи поділяються на проблемно незалежні (конструктивні, деструктивні) та проблемно орієнтовані (еволюційні, генетичні алгоритми ...).</text:span></text:p>
      <text:p text:style-name="P2"/>
      <text:p text:style-name="Standard"><text:span text:style-name="T13">[Слайд </text:span><text:span text:style-name="T2">4</text:span><text:span text:style-name="T13">] </text:span><text:span text:style-name="T3">Навідміну від традиційних методів, які використовують схему-план для кодування архітектури мережі, у автоматичних методах використовується схема-рецепт. Ці схеми мають суттєві відмінності </text:span><text:span text:style-name="T2">[прочитать со слайда]</text:span><text:span text:style-name="T3">. </text:span></text:p>
      <text:p text:style-name="P3"/>
      <text:p text:style-name="P4">Схема-план</text:p>
      <text:list xml:id="list38657408" text:style-name="L3">
        <text:list-item>
          <text:p text:style-name="P14">Повністю описує архітектуру</text:p>
        </text:list-item>
        <text:list-item>
          <text:p text:style-name="P14">Велика кількість параметрів</text:p>
        </text:list-item>
        <text:list-item>
          <text:p text:style-name="P14">Проста у використанні.</text:p>
        </text:list-item>
      </text:list>
      <text:p text:style-name="P3"/>
      <text:p text:style-name="P4">Схема-рецепт</text:p>
      <text:list xml:id="list38667861" text:style-name="L4">
        <text:list-item>
          <text:p text:style-name="P15">Описує правила побудови архітектури</text:p>
        </text:list-item>
        <text:list-item>
          <text:p text:style-name="P15">Невелика кількість параметрів</text:p>
        </text:list-item>
        <text:list-item>
          <text:p text:style-name="P15">Придатна до мутації</text:p>
        </text:list-item>
      </text:list>
      <text:p text:style-name="P3">Одна з найпростіших схем-рецептів використовується у конструктивному каскадному алгоритмі.</text:p>
      <text:p text:style-name="P9"/>
      <text:p text:style-name="P1"/>
      <text:p text:style-name="P16"><text:span text:style-name="T13">[Слайд </text:span><text:span text:style-name="T2">5</text:span><text:span text:style-name="T13">] </text:span><text:span text:style-name="T3">Для автоматизації підбору архітектури та навчання мережі було використано генетичні алгоритми. Між ними можна встановити таку відповідність </text:span><text:span text:style-name="T2">[прочитать со слайда]. 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Генетичні алгоритми</text:p>
          </table:table-cell>
          <table:table-cell table:style-name="Таблица1.B1" office:value-type="string">
            <text:p text:style-name="P5">Підбір архітектури мережі</text:p>
          </table:table-cell>
        </table:table-row>
        <table:table-row table:style-name="Таблица1.1">
          <table:table-cell table:style-name="Таблица1.A2" office:value-type="string">
            <text:p text:style-name="P6">Індивід</text:p>
          </table:table-cell>
          <table:table-cell table:style-name="Таблица1.B2" office:value-type="string">
            <text:p text:style-name="P6">L-система</text:p>
          </table:table-cell>
        </table:table-row>
        <table:table-row table:style-name="Таблица1.3">
          <table:table-cell table:style-name="Таблица1.A2" office:value-type="string">
            <text:p text:style-name="P6">Хромосома</text:p>
          </table:table-cell>
          <table:table-cell table:style-name="Таблица1.B2" office:value-type="string">
            <text:p text:style-name="P6">Правило L-системи,</text:p>
            <text:p text:style-name="P6">Аксіома L-системи</text:p>
          </table:table-cell>
        </table:table-row>
        <table:table-row table:style-name="Таблица1.4">
          <table:table-cell table:style-name="Таблица1.A2" office:value-type="string">
            <text:p text:style-name="P6">Міра пристосовуваності</text:p>
          </table:table-cell>
          <table:table-cell table:style-name="Таблица1.B2" office:value-type="string">
            <text:p text:style-name="P6">Помилка на виході мережі (SSE)</text:p>
          </table:table-cell>
        </table:table-row>
        <table:table-row table:style-name="Таблица1.1">
          <table:table-cell table:style-name="Таблица1.A2" office:value-type="string">
            <text:p text:style-name="P6">Схрещування (Cross-over operator)</text:p>
          </table:table-cell>
          <table:table-cell table:style-name="Таблица1.B2" office:value-type="string">
            <text:p text:style-name="P6">Не застосовано (N/A)</text:p>
          </table:table-cell>
        </table:table-row>
        <table:table-row table:style-name="Таблица1.6">
          <table:table-cell table:style-name="Таблица1.A2" office:value-type="string">
            <text:p text:style-name="P6">Оператор мутації (Mutation operator)</text:p>
          </table:table-cell>
          <table:table-cell table:style-name="Таблица1.B2" office:value-type="string">
            <text:list xml:id="list38655244" text:style-name="L5">
              <text:list-item>
                <text:p text:style-name="P10">Заміна вершини на<text:line-break/>шар нейронів</text:p>
              </text:list-item>
              <text:list-item>
                <text:p text:style-name="P10">бінарне дерево</text:p>
              </text:list-item>
              <text:list-item>
                <text:p text:style-name="P10">каскад</text:p>
              </text:list-item>
            </text:list>
          </table:table-cell>
        </table:table-row>
      </table:table>
      <text:p text:style-name="P4"/>
      <text:p text:style-name="P3">Розглянемо оператори мутації детальніше.</text:p>
      <text:p text:style-name="P4"/>
      <text:p text:style-name="P1"><text:span text:style-name="T13">[Слайд </text:span><text:span text:style-name="T2">6</text:span><text:span text:style-name="T13">] </text:span><text:span text:style-name="T3">Заміна вершини на шар нейронів. Мутація одної вершини. Мутація каскадної мережі.</text:span></text:p>
      <text:p text:style-name="P1"/>
      <text:p text:style-name="P1"><text:span text:style-name="T13">[Слайд </text:span><text:span text:style-name="T2">7</text:span><text:span text:style-name="T13">] </text:span><text:span text:style-name="T3">Заміна вершини на </text:span><text:span text:style-name="T14">дерево</text:span><text:span text:style-name="T6">.</text:span><text:span text:style-name="T3"> Мутація одної вершини. Мутація каскадної мережі.</text:span></text:p>
      <text:p text:style-name="P1"/>
      <text:p text:style-name="P1"><text:span text:style-name="T13">[Слайд </text:span><text:span text:style-name="T2">8</text:span><text:span text:style-name="T13">] </text:span><text:span text:style-name="T3">Заміна вершини на </text:span><text:span text:style-name="T14">касакд</text:span><text:span text:style-name="T6">.</text:span><text:span text:style-name="T3"> Мутація одної вершини. Мутація каскадної мережі.</text:span></text:p>
      <text:p text:style-name="P1"/>
      <text:p text:style-name="P1"><text:span text:style-name="T13">[Слайд 9] </text:span><text:span text:style-name="T3">Тестування програмного засобу було проведено на задач</text:span><text:span text:style-name="T6">i “Two spiral problem”. </text:span><text:span text:style-name="T14">Для навчання мереж</text:span><text:span text:style-name="T3">і було використано алгоритм випадкового пошуку, який потім було замінено на алгоритм </text:span><text:span text:style-name="T6">LMA(Levenberg-Marquardt), </text:span><text:span text:style-name="T14">реал</text:span><text:span text:style-name="T3">ізованого у </text:span><text:span text:style-name="T6">Matlab Neural Toolbox. </text:span></text:p>
      <text:p text:style-name="P8"><text:span text:style-name="T6">Це було зроблено за допомогою побудови </text:span><text:span text:style-name="T9">Custom Network </text:span><text:span text:style-name="T3">(завдяки дослідженню не досить добре документованих особливостей </text:span><text:span text:style-name="T9">Matlab</text:span><text:span text:style-name="T3">)</text:span><text:span text:style-name="T9">.</text:span></text:p>
      <text:p text:style-name="P1"><text:span text:style-name="T6"/></text:p>
      <text:p text:style-name="P1"><text:span text:style-name="T3"/></text:p>
      <text:p text:style-name="P1"><text:span text:style-name="T13">[Слайд </text:span><text:span text:style-name="T2">1</text:span><text:span text:style-name="T17">0</text:span><text:span text:style-name="T13">] </text:span><text:span text:style-name="T3">Задача “</text:span><text:span text:style-name="T6">Two Spiral problem</text:span><text:span text:style-name="T3">” є однією з найважчих для мереж прямого розповсюдження. Вона полягає у відновленні спіральних областей (праворуч) по вибірковим точкам із спіралей (ліворуч). </text:span></text:p>
      <text:p text:style-name="P1"><text:span text:style-name="T3"/></text:p>
      <text:p text:style-name="P16"><text:span text:style-name="T17">[</text:span><text:span text:style-name="T13">Слайд </text:span><text:span text:style-name="T17">11</text:span><text:span text:style-name="T13">]</text:span></text:p>
      <text:p text:style-name="P1"><text:span text:style-name="T14">Результат, отриманий за допомогою алгоритму випадкового пошуку </text:span><text:span text:style-name="T3">не є задовілним. Тому було вдосконалено схему навчання мережі. Як видно, мережі, сконструйовані вручну, досить добре відтворюють навчалну вибірку та добре узагальнюють дані. </text:span><text:span text:style-name="T2">[</text:span><text:span text:style-name="T13">Слайд </text:span><text:span text:style-name="T2">12, 13, 14</text:span><text:span text:style-name="T13">]</text:span></text:p>
      <text:p text:style-name="P1"><text:span text:style-name="T13"/></text:p>
      <text:p text:style-name="P1"><text:span text:style-name="T13"/></text:p>
      <text:p text:style-name="P1"><text:span text:style-name="T2">[</text:span><text:span text:style-name="T13">Слайд </text:span><text:span text:style-name="T2">15</text:span><text:span text:style-name="T13">]</text:span></text:p>
      <text:p text:style-name="P1"><text:span text:style-name="T3">Результати підбору архітектури є менш вдалими. </text:span></text:p>
      <text:p text:style-name="P1"><text:span text:style-name="T3"/></text:p>
      <text:p text:style-name="P1"><text:span text:style-name="T3">Аналізуючи отримані дані </text:span><text:span text:style-name="T2">[</text:span><text:span text:style-name="T13">Слайд </text:span><text:span text:style-name="T2">16</text:span><text:span text:style-name="T13">]</text:span><text:span text:style-name="T2">, </text:span><text:span text:style-name="T3">можна побачити, що вдала каскадна архітектура була відкинута на користь більш громіздких архітектур через невдало вибраний оператор порівняння архітектур. </text:span></text:p>
      <text:p text:style-name="P1"><text:span text:style-name="T3"/></text:p>
      <text:p text:style-name="P1"><text:span text:style-name="T3"/></text:p>
      <text:p text:style-name="P1"><text:span text:style-name="T2">[</text:span><text:span text:style-name="T13">Слайд </text:span><text:span text:style-name="T2">17</text:span><text:span text:style-name="T13">]</text:span></text:p>
      <text:p text:style-name="P3">можна зробити висновок, що </text:p>
      <text:list xml:id="list39615075" text:style-name="L6">
        <text:list-item>
          <text:p text:style-name="P17"><text:span text:style-name="T1">Matlab neural toolbox містить засоби для навчання мереж із довільною ациклічною архітектурою</text:span></text:p>
        </text:list-item>
        <text:list-item>
          <text:p text:style-name="P18">Якість навчання <text:s/>залежить від архітектури більше ніж від кількості нейронів</text:p>
        </text:list-item>
        <text:list-item>
          <text:p text:style-name="P18">Застосовані правила порівняння архітектур не є ефективними та потребують вдосконалення</text:p>
        </text:list-item>
      </text:list>
      <text:p text:style-name="P1"><text:span text:style-name="T3"/></text:p>
      <text:p text:style-name="P1"><text:span text:style-name="T3"/></text:p>
      <text:p text:style-name="P1"><text:span text:style-name="T14"/></text:p>
      <text:p text:style-name="P1"><text:span text:style-name="T14"><text:s/></text:span><text:span text:style-name="T3">Наступним етапом буде робота над вибором більш вдалого оператора порівняння архітектур.</text:span></text:p>
      <text:p text:style-name="P1"><text:span text:style-name="T3"/></text:p>
      <text:p text:style-name="P1"><text:span text:style-name="T3"/></text:p>
      <text:p text:style-name="P4">Дякую за уваг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_3f__3f__3f__3f__3f__3f__3f_" style:display-name="???????" style:family="paragraph">
      <style:paragraph-properties fo:margin-left="0cm" fo:margin-right="0cm" style:line-height-at-least="0.353cm" fo:text-align="start" style:justify-single-word="false" fo:text-indent="0cm" style:auto-text-indent="false" style:text-autospace="none"/>
      <style:text-properties fo:color="#ffffff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>
      <style:text-properties fo:font-size="16pt" style:font-size-asian="16pt" style:font-size-complex="16pt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/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>
      <style:text-properties fo:font-size="44pt" style:font-size-asian="44pt" style:font-size-complex="44pt"/>
    </style:style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text-align="center" style:justify-single-word="false"/>
      <style:text-properties fo:font-size="36pt" style:font-size-asian="36pt" style:font-size-complex="36pt"/>
    </style:style>
    <style:style style:name="WW-_3f__3f__3f__3f__3f__3f__3f__3f__3f_" style:display-name="WW-?????????" style:family="paragraph" style:parent-style-name="_3f__3f__3f__3f__3f__3f__3f_"/>
    <style:style style:name="WW-_3f__3f__3f__3f__3f__3f__3f__3f__3f__20_1" style:display-name="WW-????????? 1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" style:display-name="WW-????????? 2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3f__3f__3f__3f__3f__3f__3f__3f__3f__20__3f__3f__3f__3f__3f_" style:display-name="????????? ?????" style:family="paragraph" style:parent-style-name="_3f__3f__3f__3f__3f__3f__3f_">
      <style:text-properties fo:font-size="12pt" style:font-size-asian="12pt" style:font-size-complex="12pt"/>
    </style:style>
    <style:style style:name="lyt-darkblue_7e_LT_7e_Gliederung_20_1" style:display-name="lyt-darkblue~LT~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Gliederung_20_2" style:display-name="lyt-darkblue~LT~Gliederung 2" style:family="paragraph" style:parent-style-name="lyt-darkblue_7e_LT_7e_Gliederung_20_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/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lyt-darkblue_7e_LT_7e_Untertitel" style:display-name="lyt-darkblu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cccccc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Notizen" style:display-name="lyt-darkblue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darkblue_7e_LT_7e_Hintergrundobjekte" style:display-name="lyt-darkblue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darkblue_7e_LT_7e_Hintergrund" style:display-name="lyt-darkblu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cccccc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_3f__3f__3f__3f__3f__3f__3f__20__3f__3f__3f__3f_" style:display-name="??????? ????" style:family="paragraph">
      <style:paragraph-properties style:text-autospace="none"/>
      <style:text-properties style:font-name="Thorndale" style:font-name-asian="Thorndale" style:font-name-complex="Thorndal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WW-_3f__3f__3f__3f__3f__3f__3f__3f__3f__20_11" style:display-name="WW-????????? 1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/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Default_20_Paragraph_20_Font" style:display-name="Default Paragraph Font" style:family="paragraph">
      <style:paragraph-properties style:text-autospace="none"/>
    </style:style>
    <style:style style:name="tx1" style:family="paragraph">
      <style:paragraph-properties style:text-autospace="none"/>
      <style:text-properties fo:font-weight="bold" style:font-weight-asian="bold" style:font-weight-complex="bold"/>
    </style:style>
    <style:style style:name="WW-_3f__3f__3f__3f__3f__3f__3f__3f__3f_12" style:display-name="WW-?????????12" style:family="paragraph" style:parent-style-name="_3f__3f__3f__3f__3f__3f__3f_"/>
    <style:style style:name="WW-_3f__3f__3f__3f__3f__3f__3f__3f__3f__20_112" style:display-name="WW-????????? 112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" style:display-name="WW-????????? 212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" style:display-name="WW-?????????123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" style:display-name="WW-????????? 1123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/>
    <style:style style:name="WW-_3f__3f__3f__3f__3f__3f__3f__3f__3f__20_11234" style:display-name="WW-????????? 11234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34" style:display-name="WW-????????? 21234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45" style:display-name="WW-?????????12345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45" style:display-name="WW-????????? 112345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/>
    <style:style style:name="WW-_3f__3f__3f__3f__3f__3f__3f__3f__3f__20_1123456" style:display-name="WW-????????? 1123456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3456" style:display-name="WW-????????? 2123456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4567" style:display-name="WW-?????????1234567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4567" style:display-name="WW-????????? 11234567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5678" style:display-name="WW-?????????12345678" style:family="paragraph" style:parent-style-name="_3f__3f__3f__3f__3f__3f__3f_"/>
    <style:style style:name="WW-_3f__3f__3f__3f__3f__3f__3f__3f__3f__20_112345678" style:display-name="WW-????????? 112345678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345678" style:display-name="WW-????????? 212345678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456789" style:display-name="WW-?????????123456789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456789" style:display-name="WW-????????? 1123456789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456789" style:display-name="WW-????????? 2123456789" style:family="paragraph" style:parent-style-name="WW-_3f__3f__3f__3f__3f__3f__3f__3f__3f__20_1123456789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5678910" style:display-name="WW-?????????12345678910" style:family="paragraph" style:parent-style-name="_3f__3f__3f__3f__3f__3f__3f_"/>
    <style:style style:name="WW-_3f__3f__3f__3f__3f__3f__3f__3f__3f__20_112345678910" style:display-name="WW-????????? 112345678910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345678910" style:display-name="WW-????????? 212345678910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4567891011" style:display-name="WW-?????????1234567891011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4567891011" style:display-name="WW-????????? 1123456789101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4567891011" style:display-name="WW-????????? 21234567891011" style:family="paragraph" style:parent-style-name="WW-_3f__3f__3f__3f__3f__3f__3f__3f__3f__20_1123456789101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crossed_5f_out" style:display-name="crossed_ou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_3f__3f__3f__3f__3f__3f__3f__3f__3f_123456789101112" style:display-name="WW-?????????123456789101112" style:family="paragraph" style:parent-style-name="_3f__3f__3f__3f__3f__3f__3f_"/>
    <style:style style:name="WW-_3f__3f__3f__3f__3f__3f__3f__3f__3f__20_1123456789101112" style:display-name="WW-????????? 1123456789101112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3456789101112" style:display-name="WW-????????? 2123456789101112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45678910111213" style:display-name="WW-?????????12345678910111213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45678910111213" style:display-name="WW-????????? 112345678910111213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8T19:28:51.57</meta:creation-date>
    <dc:date>2009-12-26T19:52:23.53</dc:date>
    <meta:editing-duration>PT02H53M04S</meta:editing-duration>
    <meta:editing-cycles>184</meta:editing-cycles>
    <meta:generator>OpenOffice.org/3.1$Win32 OpenOffice.org_project/310m11$Build-9399</meta:generator>
    <meta:document-statistic meta:table-count="1" meta:image-count="0" meta:object-count="0" meta:page-count="3" meta:paragraph-count="55" meta:word-count="478" meta:character-count="3645"/>
    <meta:user-defined meta:name="Поле 1"/>
    <meta:user-defined meta:name="Поле 2"/>
    <meta:user-defined meta:name="Поле 3"/>
    <meta:user-defined meta:name="Поле 4"/>
  </office:meta>
</office:document-meta>
</file>